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izona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timore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ffalo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troit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anapolis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sonville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nsas City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nesota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 England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Giants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Jets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kland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Diego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 Louis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hington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